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1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32.42mm"/>
    </style:style>
    <style:style style:name="co5" style:family="table-column">
      <style:table-column-properties fo:break-before="auto" style:column-width="25.98mm"/>
    </style:style>
    <style:style style:name="co6" style:family="table-column">
      <style:table-column-properties fo:break-before="auto" style:column-width="72.28mm"/>
    </style:style>
    <style:style style:name="co7" style:family="table-column">
      <style:table-column-properties fo:break-before="auto" style:column-width="54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eeeeee" fo:border-left="0.74pt solid #000000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transparent" fo:border-left="0.74pt solid #000000" fo:border-right="1.25pt solid #000000" fo:border-top="1.25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99ff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transparent" fo:border-left="0.74pt solid #000000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transparent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transparent" fo:border-left="0.74pt solid #000000" fo:border-right="0.74pt solid #000000" fo:border-top="0.99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none" fo:border-right="1.25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0.74pt solid #000000" fo:border-top="0.74pt solid #000000"/>
    </style:style>
    <style:style style:name="ce83" style:family="table-cell" style:parent-style-name="Default">
      <style:table-cell-properties fo:border-bottom="none" fo:border-left="none" fo:border-right="0.74pt solid #000000" fo:border-top="none"/>
    </style:style>
    <style:style style:name="ce4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8" style:family="table-cell" style:parent-style-name="Default">
      <style:table-cell-properties fo:border-bottom="none" fo:border-left="0.74pt solid #000000" fo:border-right="0.74pt solid #000000" fo:border-top="none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7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80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1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85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6" style:family="table-cell" style:parent-style-name="Default" style:data-style-name="N37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7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0.99pt solid #000000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8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05" style:family="table-cell" style:parent-style-name="Default">
      <style:table-cell-properties fo:background-color="transparent"/>
    </style:style>
    <style:style style:name="ce11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95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97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98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99" style:family="table-cell" style:parent-style-name="Default">
      <style:table-cell-properties fo:border-bottom="none" fo:background-color="transparent" fo:border-left="0.74pt solid #000000" fo:border-right="none" fo:border-top="0.99pt solid #000000"/>
    </style:style>
    <style:style style:name="ce78" style:family="table-cell" style:parent-style-name="Default">
      <style:table-cell-properties fo:border-bottom="none" fo:border-left="none" fo:border-right="none" fo:border-top="0.74pt solid #000000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none"/>
    </style:style>
    <style:style style:name="ce62" style:family="table-cell" style:parent-style-name="Default">
      <style:table-cell-properties fo:background-color="transparent" fo:wrap-option="wrap"/>
    </style:style>
    <style:style style:name="ce75" style:family="table-cell" style:parent-style-name="Default">
      <style:table-cell-properties fo:border-bottom="0.74pt solid #000000" fo:border-left="none" fo:border-right="none" fo:border-top="none"/>
    </style:style>
    <style:style style:name="ce106" style:family="table-cell" style:parent-style-name="Default">
      <style:table-cell-properties fo:background-color="transparent" fo:border="none"/>
    </style:style>
    <style:style style:name="ce107" style:family="table-cell" style:parent-style-name="Default">
      <style:table-cell-properties fo:border-bottom="none" fo:border-left="none" fo:border-right="none" fo:border-top="0.99pt solid #000000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153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4" style:family="table-cell" style:parent-style-name="Default" style:data-style-name="N37">
      <style:table-cell-properties fo:border-bottom="0.74pt solid #000000" style:text-align-source="fix" style:repeat-content="false" fo:background-color="transparent" fo:border-left="0.99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5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6" style:family="table-cell" style:parent-style-name="Default" style:data-style-name="N37">
      <style:table-cell-properties fo:border-bottom="0.99pt solid #000000" style:text-align-source="fix" style:repeat-content="false" fo:background-color="transparent" fo:border-left="0.99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7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order-bottom="none" fo:border-left="0.99pt solid #000000" fo:border-right="0.74pt solid #000000" fo:border-top="none"/>
    </style:style>
    <style:style style:name="ce159" style:family="table-cell" style:parent-style-name="Default">
      <style:table-cell-properties fo:border-bottom="0.74pt solid #000000" fo:border-left="0.99pt solid #000000" fo:border-right="0.74pt solid #000000" fo:border-top="none"/>
    </style:style>
    <style:style style:name="ce124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125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6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27" style:family="table-cell" style:parent-style-name="Default" style:data-style-name="N37">
      <style:table-cell-properties fo:border-bottom="0.74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8" style:family="table-cell" style:parent-style-name="Default" style:data-style-name="N37">
      <style:table-cell-properties fo:border-bottom="1.25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MA4268 Weekplan" table:style-name="ta1">
        <table:table-column table:style-name="co2" table:default-cell-style-name="Default"/>
        <table:table-column table:style-name="co3" table:default-cell-style-name="ce46"/>
        <table:table-column table:style-name="co4" table:default-cell-style-name="ce4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 calcext:value-type="string" table:number-columns-spanned="7" table:number-rows-spanned="1">
            <text:p>TMA4268 Statistical Learning V2023</text:p>
          </table:table-cell>
          <table:covered-table-cell table:number-columns-repeated="2" table:style-name="ce51"/>
          <table:covered-table-cell table:number-columns-repeated="4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7" table:number-rows-spanned="1">
            <text:p>Tentative weekly plan </text:p>
          </table:table-cell>
          <table:covered-table-cell table:number-columns-repeated="2" table:style-name="ce52"/>
          <table:covered-table-cell table:number-columns-repeated="4"/>
          <table:table-cell table:number-columns-repeated="2"/>
        </table:table-row>
        <table:table-row table:style-name="ro3">
          <table:table-cell table:style-name="ce12" office:value-type="string" calcext:value-type="string">
            <text:p>Lecture times:</text:p>
          </table:table-cell>
          <table:table-cell table:style-name="ce52" table:number-columns-repeated="2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Monday, 10:15-12:00, KJL2</text:p>
          </table:table-cell>
          <table:covered-table-cell table:number-columns-repeated="2" table:style-name="ce52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Thursday, 08:15-10:00, EL3</text:p>
          </table:table-cell>
          <table:covered-table-cell table:number-columns-repeated="2" table:style-name="ce52"/>
          <table:table-cell table:number-columns-repeated="6"/>
        </table:table-row>
        <table:table-row table:style-name="ro1">
          <table:table-cell table:style-name="ce18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52"/>
          <table:table-cell table:number-columns-repeated="6"/>
        </table:table-row>
        <table:table-row table:style-name="ro3">
          <table:table-cell table:style-name="ce12" office:value-type="string" calcext:value-type="string">
            <text:p>Exercises:</text:p>
          </table:table-cell>
          <table:table-cell table:style-name="ce52" table:number-columns-repeated="2"/>
          <table:table-cell table:number-columns-repeated="6"/>
        </table:table-row>
        <table:table-row table:style-name="ro3">
          <table:table-cell office:value-type="string" calcext:value-type="string">
            <text:p>Thursday, 10:15-12:00, KJL2</text:p>
          </table:table-cell>
          <table:table-cell table:style-name="ce52" table:number-columns-repeated="2"/>
          <table:table-cell table:number-columns-repeated="6"/>
        </table:table-row>
        <table:table-row table:style-name="ro3">
          <table:table-cell table:style-name="ce3"/>
          <table:table-cell table:style-name="ce52" table:number-columns-repeated="2"/>
          <table:table-cell table:number-columns-repeated="6"/>
        </table:table-row>
        <table:table-row table:style-name="ro3">
          <table:table-cell table:style-name="ce7" office:value-type="string" calcext:value-type="string">
            <text:p>Calendar week</text:p>
          </table:table-cell>
          <table:table-cell table:style-name="ce25" office:value-type="string" calcext:value-type="string">
            <text:p>Module</text:p>
          </table:table-cell>
          <table:table-cell table:style-name="ce25" office:value-type="string" calcext:value-type="string">
            <text:p>Date</text:p>
          </table:table-cell>
          <table:table-cell table:style-name="ce58" office:value-type="string" calcext:value-type="string">
            <text:p>Weekday</text:p>
          </table:table-cell>
          <table:table-cell table:style-name="ce58" office:value-type="string" calcext:value-type="string">
            <text:p>Topic</text:p>
          </table:table-cell>
          <table:table-cell table:style-name="ce79" office:value-type="string" calcext:value-type="string">
            <text:p>Resp. Instructor</text:p>
          </table:table-cell>
          <table:table-cell table:number-columns-repeated="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>
            <text:p>Module 1</text:p>
          </table:table-cell>
          <table:table-cell table:style-name="ce77" office:value-type="date" office:date-value="2023-01-09" calcext:value-type="date">
            <text:p>09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Introduction</text:p>
          </table:table-cell>
          <table:table-cell table:style-name="ce152" office:value-type="string" calcext:value-type="string">
            <text:p>Steffi</text:p>
          </table:table-cell>
          <table:table-cell table:style-name="ce106"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1-12" calcext:value-type="date">
            <text:p>12.01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-course</text:p>
          </table:table-cell>
          <table:table-cell table:style-name="ce153" office:value-type="string" calcext:value-type="string">
            <text:p><text:s/>Self-study</text:p>
          </table:table-cell>
          <table:table-cell table:style-name="ce105" table:number-columns-repeated="3"/>
        </table:table-row>
        <table:table-row table:style-name="ro1">
          <table:table-cell table:style-name="ce13"/>
          <table:table-cell table:style-name="ce63"/>
          <table:table-cell table:style-name="ce66" office:value-type="date" office:date-value="2023-01-12" calcext:value-type="date">
            <text:p>12.01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R-course</text:p>
          </table:table-cell>
          <table:table-cell table:style-name="ce154" office:value-type="string" calcext:value-type="string">
            <text:p>Steffi and Emma</text:p>
          </table:table-cell>
          <table:table-cell table:style-name="ce106" table:number-columns-repeated="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Module 2</text:p>
          </table:table-cell>
          <table:table-cell table:style-name="ce77" office:value-type="date" office:date-value="2023-01-16" calcext:value-type="date">
            <text:p>16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Statistical learning 1 </text:p>
          </table:table-cell>
          <table:table-cell table:style-name="ce152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1-19" calcext:value-type="date">
            <text:p>19.01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Statistical learning 2</text:p>
          </table:table-cell>
          <table:table-cell table:style-name="ce153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6" office:value-type="date" office:date-value="2023-01-19" calcext:value-type="date">
            <text:p>19.01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Statistical learning RecEx</text:p>
          </table:table-cell>
          <table:table-cell table:style-name="ce15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9" office:value-type="string" calcext:value-type="string">
            <text:p>Module 3</text:p>
          </table:table-cell>
          <table:table-cell table:style-name="ce77" office:value-type="date" office:date-value="2023-01-23" calcext:value-type="date">
            <text:p>23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Linear regression 1</text:p>
          </table:table-cell>
          <table:table-cell table:style-name="ce155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1-26" calcext:value-type="date">
            <text:p>26.01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Linear regression 2</text:p>
          </table:table-cell>
          <table:table-cell table:style-name="ce153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6" office:value-type="date" office:date-value="2023-01-26" calcext:value-type="date">
            <text:p>26.01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Linear regression RecEx</text:p>
          </table:table-cell>
          <table:table-cell table:style-name="ce154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>
            <text:p>Module 4</text:p>
          </table:table-cell>
          <table:table-cell table:style-name="ce77" office:value-type="date" office:date-value="2023-01-30" calcext:value-type="date">
            <text:p>30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lassification 1</text:p>
          </table:table-cell>
          <table:table-cell table:style-name="ce152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02" calcext:value-type="date">
            <text:p>02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lassification 2</text:p>
          </table:table-cell>
          <table:table-cell table:style-name="ce153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2-02" calcext:value-type="date">
            <text:p>02.02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Classification RecEx</text:p>
          </table:table-cell>
          <table:table-cell table:style-name="ce15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9" office:value-type="string" calcext:value-type="string">
            <text:p>Module 5</text:p>
          </table:table-cell>
          <table:table-cell table:style-name="ce77" office:value-type="date" office:date-value="2023-02-06" calcext:value-type="date">
            <text:p>06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Resampling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09" calcext:value-type="date">
            <text:p>09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esampling 2</text:p>
          </table:table-cell>
          <table:table-cell table:style-name="ce153" office:value-type="string" calcext:value-type="string">
            <text:p>Steffi / Emma (Rmd and ggplot)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2-09" calcext:value-type="date">
            <text:p>09.02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Resampling RecEx</text:p>
          </table:table-cell>
          <table:table-cell table:style-name="ce154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9"/>
          <table:table-cell table:style-name="ce77" office:value-type="date" office:date-value="2023-02-13" calcext:value-type="date">
            <text:p>13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ompulsory Exercise 1</text:p>
          </table:table-cell>
          <table:table-cell table:style-name="ce152" office:value-type="string" calcext:value-type="string">
            <text:p>Emma and Kenneth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16" calcext:value-type="date">
            <text:p>16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1</text:p>
          </table:table-cell>
          <table:table-cell table:style-name="ce153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2-16" calcext:value-type="date">
            <text:p>16.02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Compulsory Exercise 1</text:p>
          </table:table-cell>
          <table:table-cell table:style-name="ce153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9" office:value-type="string" calcext:value-type="string">
            <text:p>Module 6</text:p>
          </table:table-cell>
          <table:table-cell table:style-name="ce77" office:value-type="date" office:date-value="2023-02-20" calcext:value-type="date">
            <text:p>20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Model Selection, Regularization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23" calcext:value-type="date">
            <text:p>23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Model Selection, Regularization 2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2-23" calcext:value-type="date">
            <text:p>23.02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Model Selection, Regularization RecEx</text:p>
          </table:table-cell>
          <table:table-cell table:style-name="ce156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Module 7</text:p>
          </table:table-cell>
          <table:table-cell table:style-name="ce77" office:value-type="date" office:date-value="2023-02-27" calcext:value-type="date">
            <text:p>27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Moving Beyond Linearity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02" calcext:value-type="date">
            <text:p>02.03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Off</text:p>
          </table:table-cell>
          <table:table-cell table:style-name="ce153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3-02" calcext:value-type="date">
            <text:p>02.03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Moving Beyond Linearity RecEx</text:p>
          </table:table-cell>
          <table:table-cell table:style-name="ce15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9" office:value-type="string" calcext:value-type="string">
            <text:p>Module 8</text:p>
          </table:table-cell>
          <table:table-cell table:style-name="ce77" office:value-type="date" office:date-value="2023-03-06" calcext:value-type="date">
            <text:p>06.03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Tree-based methods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09" calcext:value-type="date">
            <text:p>09.03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Tree-based methods 2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3-09" calcext:value-type="date">
            <text:p>09.03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Tree-based methods RecEx</text:p>
          </table:table-cell>
          <table:table-cell table:style-name="ce15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Module 9</text:p>
          </table:table-cell>
          <table:table-cell table:style-name="ce77" office:value-type="date" office:date-value="2023-03-13" calcext:value-type="date">
            <text:p>13.03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Support Vector Machines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4">
          <table:table-cell table:style-name="ce10"/>
          <table:table-cell table:style-name="ce21"/>
          <table:table-cell table:style-name="ce33" office:value-type="date" office:date-value="2023-03-16" calcext:value-type="date">
            <text:p>16.03.23</text:p>
          </table:table-cell>
          <table:table-cell table:style-name="ce105" office:value-type="string" calcext:value-type="string">
            <text:p>Thursday</text:p>
          </table:table-cell>
          <table:table-cell table:style-name="ce62" office:value-type="string" calcext:value-type="string">
            <text:p>Support Vector Machines 2</text:p>
          </table:table-cell>
          <table:table-cell table:style-name="ce15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3-16" calcext:value-type="date">
            <text:p>16.03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Support Vector Machines RecEx</text:p>
          </table:table-cell>
          <table:table-cell table:style-name="ce154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Module 10</text:p>
          </table:table-cell>
          <table:table-cell table:style-name="ce77" office:value-type="date" office:date-value="2023-03-20" calcext:value-type="date">
            <text:p>20.03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Unsupervised learning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23" calcext:value-type="date">
            <text:p>23.03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Unsupervised learning 2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3-23" calcext:value-type="date">
            <text:p>23.03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Unsupervised learning RecEx</text:p>
          </table:table-cell>
          <table:table-cell table:style-name="ce15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9"/>
          <table:table-cell table:style-name="ce77" office:value-type="date" office:date-value="2023-03-27" calcext:value-type="date">
            <text:p>27.03.23</text:p>
          </table:table-cell>
          <table:table-cell table:style-name="ce73" office:value-type="string" calcext:value-type="string">
            <text:p>Monday</text:p>
          </table:table-cell>
          <table:table-cell office:value-type="string" calcext:value-type="string">
            <text:p>Excursion week (no lecture)</text:p>
          </table:table-cell>
          <table:table-cell table:style-name="ce158"/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30" calcext:value-type="date">
            <text:p>30.03.23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Excursion week (no lecture)</text:p>
          </table:table-cell>
          <table:table-cell table:style-name="ce158"/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3-30" calcext:value-type="date">
            <text:p>30.03.23</text:p>
          </table:table-cell>
          <table:table-cell table:style-name="ce119" office:value-type="string" calcext:value-type="string">
            <text:p>Thursday</text:p>
          </table:table-cell>
          <table:table-cell table:style-name="ce75" office:value-type="string" calcext:value-type="string">
            <text:p>Excursion week (no lecture)</text:p>
          </table:table-cell>
          <table:table-cell table:style-name="ce159"/>
          <table:table-cell table:number-columns-repeated="3"/>
        </table:table-row>
        <table:table-row table:style-name="ro1">
          <table:table-cell table:style-name="ce31" office:value-type="string" calcext:value-type="string" table:number-columns-spanned="6" table:number-rows-spanned="1">
            <text:p>Easter break</text:p>
          </table:table-cell>
          <table:covered-table-cell table:style-name="ce63"/>
          <table:covered-table-cell table:style-name="ce64"/>
          <table:covered-table-cell table:number-columns-repeated="2" table:style-name="ce119"/>
          <table:covered-table-cell table:style-name="ce77"/>
          <table:table-cell table:number-columns-repeated="3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44"/>
          <table:table-cell table:style-name="ce77" office:value-type="string" calcext:value-type="string">
            <text:p>Easter Monday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Off</text:p>
          </table:table-cell>
          <table:table-cell table:style-name="ce12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83"/>
          <table:table-cell table:style-name="ce66" office:value-type="date" office:date-value="2023-04-13" calcext:value-type="date">
            <text:p>13.04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125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83"/>
          <table:table-cell table:style-name="ce66" office:value-type="date" office:date-value="2023-04-13" calcext:value-type="date">
            <text:p>13.04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47"/>
          <table:table-cell table:style-name="ce76" office:value-type="date" office:date-value="2023-04-17" calcext:value-type="date">
            <text:p>17.04.23</text:p>
          </table:table-cell>
          <table:table-cell table:style-name="ce95" office:value-type="string" calcext:value-type="string">
            <text:p>Monday</text:p>
          </table:table-cell>
          <table:table-cell table:style-name="ce95" office:value-type="string" calcext:value-type="string">
            <text:p>Compulsory Exercise 2</text:p>
          </table:table-cell>
          <table:table-cell table:style-name="ce126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3"/>
          <table:table-cell table:style-name="ce48"/>
          <table:table-cell table:style-name="ce80" office:value-type="date" office:date-value="2023-04-20" calcext:value-type="date">
            <text:p>20.04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4"/>
          <table:table-cell table:style-name="ce48"/>
          <table:table-cell table:style-name="ce81" office:value-type="date" office:date-value="2023-04-20" calcext:value-type="date">
            <text:p>20.04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6" office:value-type="float" office:value="17" calcext:value-type="float">
            <text:p>17</text:p>
          </table:table-cell>
          <table:table-cell table:style-name="ce49" office:value-type="string" calcext:value-type="string">
            <text:p>Module 11</text:p>
          </table:table-cell>
          <table:table-cell table:style-name="ce82" office:value-type="date" office:date-value="2023-04-24" calcext:value-type="date">
            <text:p>24.04.23</text:p>
          </table:table-cell>
          <table:table-cell table:style-name="ce96"/>
          <table:table-cell table:style-name="ce95" office:value-type="string" calcext:value-type="string">
            <text:p>Neural Networks 1</text:p>
          </table:table-cell>
          <table:table-cell table:style-name="ce12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85" office:value-type="date" office:date-value="2023-04-27" calcext:value-type="date">
            <text:p>27.04.23</text:p>
          </table:table-cell>
          <table:table-cell table:style-name="ce97"/>
          <table:table-cell table:style-name="ce106" office:value-type="string" calcext:value-type="string">
            <text:p>Neural Networks 2</text:p>
          </table:table-cell>
          <table:table-cell table:style-name="ce125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8"/>
          <table:table-cell table:style-name="ce54"/>
          <table:table-cell table:style-name="ce86" office:value-type="date" office:date-value="2023-04-27" calcext:value-type="date">
            <text:p>27.04.23</text:p>
          </table:table-cell>
          <table:table-cell table:style-name="ce98"/>
          <table:table-cell table:style-name="ce119" office:value-type="string" calcext:value-type="string">
            <text:p>Neural Networks RecEx</text:p>
          </table:table-cell>
          <table:table-cell table:style-name="ce127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29" office:value-type="float" office:value="18" calcext:value-type="float">
            <text:p>18</text:p>
          </table:table-cell>
          <table:table-cell table:style-name="ce59" office:value-type="string" calcext:value-type="string">
            <text:p>Module 12</text:p>
          </table:table-cell>
          <table:table-cell table:style-name="ce87" office:value-type="string" calcext:value-type="string">
            <text:p><text:s/>First of May</text:p>
          </table:table-cell>
          <table:table-cell table:style-name="ce99"/>
          <table:table-cell table:style-name="ce107" office:value-type="string" calcext:value-type="string">
            <text:p>Off</text:p>
          </table:table-cell>
          <table:table-cell table:style-name="ce125"/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85" office:value-type="date" office:date-value="2023-05-04" calcext:value-type="date">
            <text:p>04.05.23</text:p>
          </table:table-cell>
          <table:table-cell table:style-name="ce97"/>
          <table:table-cell table:style-name="ce106" office:value-type="string" calcext:value-type="string">
            <text:p>Summary and Outlook</text:p>
          </table:table-cell>
          <table:table-cell table:style-name="ce125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54"/>
          <table:table-cell table:style-name="ce85" office:value-type="date" office:date-value="2023-05-04" calcext:value-type="date">
            <text:p>04.05.23</text:p>
          </table:table-cell>
          <table:table-cell table:style-name="ce97"/>
          <table:table-cell table:style-name="ce106" office:value-type="string" calcext:value-type="string">
            <text:p>Question hour</text:p>
          </table:table-cell>
          <table:table-cell table:style-name="ce128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36" table:number-columns-repeated="2"/>
          <table:table-cell table:style-name="ce78" table:number-columns-repeated="3"/>
          <table:table-cell table:number-columns-repeated="3"/>
        </table:table-row>
        <table:table-row table:style-name="ro5">
          <table:table-cell/>
          <table:table-cell table:style-name="ce37"/>
          <table:table-cell table:style-name="ce55"/>
          <table:table-cell table:style-name="ce70"/>
          <table:table-cell table:number-columns-repeated="5"/>
        </table:table-row>
        <table:table-row table:style-name="ro1">
          <table:table-cell/>
          <table:table-cell table:style-name="ce35"/>
          <table:table-cell table:style-name="ce56"/>
          <table:table-cell table:style-name="ce72" table:number-columns-repeated="3"/>
          <table:table-cell table:number-columns-repeated="3"/>
        </table:table-row>
        <table:table-row table:style-name="ro1">
          <table:table-cell/>
          <table:table-cell table:style-name="ce35"/>
          <table:table-cell table:style-name="ce56"/>
          <table:table-cell table:style-name="ce72" office:value-type="string" calcext:value-type="string">
            <text:p><text:s/></text:p>
          </table:table-cell>
          <table:table-cell table:style-name="ce72" table:number-columns-repeated="2"/>
          <table:table-cell table:number-columns-repeated="3"/>
        </table:table-row>
        <table:table-row table:style-name="ro1">
          <table:table-cell/>
          <table:table-cell table:style-name="ce41"/>
          <table:table-cell table:style-name="ce57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5">
          <table:table-cell/>
          <table:table-cell table:style-name="ce37"/>
          <table:table-cell table:number-columns-repeated="7"/>
        </table:table-row>
        <table:table-row table:style-name="ro1" table:number-rows-repeated="104851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.00.0000</text:date>, <text:time style:data-style-name="N2" text:time-value="13:10:22.1279401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19-09-26T15:14:25.979014366</meta:creation-date>
    <dc:date>2023-01-05T13:32:16.237538024</dc:date>
    <dc:creator>Steffi </dc:creator>
    <meta:editing-duration>PT15H48M58S</meta:editing-duration>
    <meta:editing-cycles>201</meta:editing-cycles>
    <meta:generator>LibreOffice/6.0.7.3$Linux_X86_64 LibreOffice_project/00m0$Build-3</meta:generator>
    <meta:document-statistic meta:table-count="2" meta:cell-count="227" meta:object-count="0"/>
  </office:meta>
</office:document-meta>
</file>